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T4" style:family="text">
      <style:text-properties style:text-line-through-style="soli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itle">Sample Markdown Document</text:p>
      <text:p text:style-name="Author">Test Author</text:p>
      <text:p text:style-name="Date">2025-01-15</text:p>
      <text:h text:style-name="Heading_20_1" text:outline-level="1"><text:bookmark-start text:name="introduction"/>Introduction<text:bookmark-end text:name="introduction"/></text:h>
      <text:p text:style-name="First_20_paragraph">This is a sample Markdown document used for testing library document ingestion. It contains multiple heading levels, code blocks, and various formatting elements to validate the stream-based extraction pipeline.</text:p>
      <text:h text:style-name="Heading_20_2" text:outline-level="2"><text:bookmark-start text:name="section-1-text-content"/>Section 1: Text Content<text:bookmark-end text:name="section-1-text-content"/></text:h>
      <text:p text:style-name="First_20_paragraph">Lorem ipsum dolor sit amet, consectetur adipiscing elit. Sed do eiusmod tempor incididunt ut labore et dolore magna aliqua. Ut enim ad minim veniam, quis nostrud exercitation ullamco laboris nisi ut aliquip ex ea commodo consequat.</text:p>
      <text:p text:style-name="Text_20_body">Duis aute irure dolor in reprehenderit in voluptate velit esse cillum dolore eu fugiat nulla pariatur. Excepteur sint occaecat cupidatat non proident, sunt in culpa qui officia deserunt mollit anim id est laborum.</text:p>
      <text:h text:style-name="Heading_20_3" text:outline-level="3"><text:bookmark-start text:name="subsection-1.1-lists"/>Subsection 1.1: Lists<text:bookmark-end text:name="subsection-1.1-lists"/></text:h>
      <text:list text:style-name="L1">
        <text:list-item>
          <text:p text:style-name="P1">First item in unordered list</text:p>
        </text:list-item>
        <text:list-item>
          <text:p text:style-name="P1">Second item with <text:span text:style-name="T1">bold text</text:span></text:p>
        </text:list-item>
        <text:list-item>
          <text:p text:style-name="P1">Third item with <text:span text:style-name="T2">italic text</text:span></text:p>
        </text:list-item>
        <text:list-item>
          <text:p text:style-name="P1">Fourth item with <text:span text:style-name="Source_Text">inline code</text:span></text:p>
        </text:list-item>
      </text:list>
      <text:list text:style-name="L2">
        <text:list-item>
          <text:p text:style-name="P2">First ordered item</text:p>
        </text:list-item>
        <text:list-item>
          <text:p text:style-name="P2">Second ordered item</text:p>
        </text:list-item>
        <text:list-item>
          <text:p text:style-name="P2">Third ordered item</text:p>
        </text:list-item>
      </text:list>
      <text:h text:style-name="Heading_20_3" text:outline-level="3"><text:bookmark-start text:name="subsection-1.2-code-blocks"/>Subsection 1.2: Code Blocks<text:bookmark-end text:name="subsection-1.2-code-blocks"/></text:h>
      <text:p text:style-name="P3">def fibonacci(n: int) -&gt; int:</text:p>
      <text:p text:style-name="P4"><text:s text:c="4"/>"""Calculate the nth Fibonacci number."""</text:p>
      <text:p text:style-name="P5"><text:s text:c="4"/>if n &lt;= 1:</text:p>
      <text:p text:style-name="P6"><text:s text:c="8"/>return n</text:p>
      <text:p text:style-name="P7"><text:s text:c="4"/>return fibonacci(n - 1) + fibonacci(n - 2)</text:p>
      <text:p text:style-name="P8"/>
      <text:p text:style-name="P9"/>
      <text:p text:style-name="P10"># Example usage</text:p>
      <text:p text:style-name="P11">for i in range(10):</text:p>
      <text:p text:style-name="P12"><text:s text:c="4"/>print(f"F({i}) = {fibonacci(i)}")</text:p>
      <text:p text:style-name="P13">fn main() {</text:p>
      <text:p text:style-name="P14"><text:s text:c="4"/>let numbers: Vec&lt;i32&gt; = (1..=10).collect();</text:p>
      <text:p text:style-name="P15"><text:s text:c="4"/>let sum: i32 = numbers.iter().sum();</text:p>
      <text:p text:style-name="P16"><text:s text:c="4"/>println!("Sum of 1..10 = {}", sum);</text:p>
      <text:p text:style-name="P17">}</text:p>
      <text:h text:style-name="Heading_20_2" text:outline-level="2"><text:bookmark-start text:name="section-2-tables-and-links"/>Section 2: Tables and Links<text:bookmark-end text:name="section-2-tables-and-links"/></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Format</text:p>
            </table:table-cell>
            <table:table-cell table:style-name="TableHeaderRowCell" office:value-type="string">
              <text:p text:style-name="Table_20_Heading">Family</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PDF</text:p>
          </table:table-cell>
          <table:table-cell table:style-name="TableRowCell" office:value-type="string">
            <text:p text:style-name="Table_20_Contents">Page-based</text:p>
          </table:table-cell>
          <table:table-cell table:style-name="TableRowCell" office:value-type="string">
            <text:p text:style-name="Table_20_Contents">.pdf</text:p>
          </table:table-cell>
        </table:table-row>
        <table:table-row>
          <table:table-cell table:style-name="TableRowCell" office:value-type="string">
            <text:p text:style-name="Table_20_Contents">Markdown</text:p>
          </table:table-cell>
          <table:table-cell table:style-name="TableRowCell" office:value-type="string">
            <text:p text:style-name="Table_20_Contents">Stream-based</text:p>
          </table:table-cell>
          <table:table-cell table:style-name="TableRowCell" office:value-type="string">
            <text:p text:style-name="Table_20_Contents">.md</text:p>
          </table:table-cell>
        </table:table-row>
        <table:table-row>
          <table:table-cell table:style-name="TableRowCell" office:value-type="string">
            <text:p text:style-name="Table_20_Contents">EPUB</text:p>
          </table:table-cell>
          <table:table-cell table:style-name="TableRowCell" office:value-type="string">
            <text:p text:style-name="Table_20_Contents">Stream-based</text:p>
          </table:table-cell>
          <table:table-cell table:style-name="TableRowCell" office:value-type="string">
            <text:p text:style-name="Table_20_Contents">.epub</text:p>
          </table:table-cell>
        </table:table-row>
        <table:table-row>
          <table:table-cell table:style-name="TableRowCell" office:value-type="string">
            <text:p text:style-name="Table_20_Contents">DOCX</text:p>
          </table:table-cell>
          <table:table-cell table:style-name="TableRowCell" office:value-type="string">
            <text:p text:style-name="Table_20_Contents">Page-based</text:p>
          </table:table-cell>
          <table:table-cell table:style-name="TableRowCell" office:value-type="string">
            <text:p text:style-name="Table_20_Contents">.docx</text:p>
          </table:table-cell>
        </table:table-row>
      </table:table>
      <text:p text:style-name="First_20_paragraph">For more information, see the <text:a xlink:type="simple" xlink:href="https://example.com/docs" office:name=""><text:span text:style-name="Definition">project documentation</text:span></text:a>.</text:p>
      <text:h text:style-name="Heading_20_2" text:outline-level="2"><text:bookmark-start text:name="section-3-block-quotes-and-emphasis"/>Section 3: Block Quotes and Emphasis<text:bookmark-end text:name="section-3-block-quotes-and-emphasis"/></text:h>
      <text:p text:style-name="P18">“The best way to predict the future is to invent it.” – Alan Kay</text:p>
      <text:p text:style-name="First_20_paragraph">This section tests <text:span text:style-name="T1">bold</text:span>, <text:span text:style-name="T2">italic</text:span>, <text:span text:style-name="T3">bold italic</text:span>, and <text:span text:style-name="T4">strikethrough</text:span> formatting.</text:p>
      <text:h text:style-name="Heading_20_2" text:outline-level="2"><text:bookmark-start text:name="conclusion"/>Conclusion<text:bookmark-end text:name="conclusion"/></text:h>
      <text:p text:style-name="First_20_paragraph">This document serves as a comprehensive test fixture for the stream-based document extraction and chunking pipeline. It validates that heading hierarchy, code blocks, tables, and inline formatting are correctly preserved through the ingestion proces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9</meta:generator>
    <dc:title>Sample Markdown Document</dc:title>
    <dc:description/>
    <dc:subject/>
    <meta:keyword/>
    <meta:initial-creator>Test Author</meta:initial-creator>
    <dc:creator>Test Author</dc:creator>
    <meta:creation-date>2026-02-15T19:59:00Z</meta:creation-date>
    <dc:date>2026-02-15T19:59:00Z</dc:date>
    <meta:user-defined meta:name="date" meta:value-type="string">2025-01-15</meta:user-defined>
    <meta:user-defined meta:name="tags" meta:value-type="string"/>
  </office:meta>
</office:document-meta>
</file>